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0869b4"/>
    </style:style>
    <style:style style:name="P2" style:family="paragraph" style:parent-style-name="Text_20_body" style:list-style-name="L4">
      <style:paragraph-properties fo:text-align="start" style:justify-single-word="false"/>
    </style:style>
    <style:style style:name="P3" style:family="paragraph" style:parent-style-name="Text_20_body" style:list-style-name="L6">
      <style:text-properties officeooo:paragraph-rsid="000a4da1"/>
    </style:style>
    <style:style style:name="P4" style:family="paragraph" style:parent-style-name="Text_20_body" style:list-style-name="L6">
      <style:text-properties fo:font-variant="normal" fo:text-transform="none" fo:color="#222222" style:font-name="Liberation Serif" fo:font-size="12pt" fo:letter-spacing="normal" fo:font-style="normal" fo:font-weight="normal" officeooo:paragraph-rsid="000a4da1" style:font-size-asian="12pt" style:font-size-complex="12pt" fo:padding="0cm" fo:border="none"/>
    </style:style>
    <style:style style:name="P5" style:family="paragraph" style:parent-style-name="Text_20_body">
      <style:text-properties style:font-name="Liberation Serif"/>
    </style:style>
    <style:style style:name="P6" style:family="paragraph" style:parent-style-name="Text_20_body" style:list-style-name="L6">
      <style:text-properties style:font-name="Liberation Serif" officeooo:paragraph-rsid="000a4da1"/>
    </style:style>
    <style:style style:name="P7" style:family="paragraph" style:parent-style-name="Text_20_body" style:list-style-name="L6">
      <style:text-properties style:font-name="Liberation Serif" fo:font-size="12pt" officeooo:paragraph-rsid="000a4da1" style:font-size-asian="12pt" style:font-size-complex="12pt"/>
    </style:style>
    <style:style style:name="P8" style:family="paragraph" style:parent-style-name="Text_20_body">
      <style:paragraph-properties fo:margin-left="1.251cm" fo:margin-right="0cm" fo:text-align="start" style:justify-single-word="false" fo:text-indent="0cm" style:auto-text-indent="false"/>
    </style:style>
    <style:style style:name="P9" style:family="paragraph" style:parent-style-name="Text_20_body">
      <style:paragraph-properties fo:margin-left="1.251cm" fo:margin-right="0cm" fo:text-align="start" style:justify-single-word="false" fo:text-indent="0cm" style:auto-text-indent="false"/>
      <style:text-properties officeooo:rsid="000869b4" officeooo:paragraph-rsid="000869b4"/>
    </style:style>
    <style:style style:name="P10" style:family="paragraph" style:parent-style-name="Text_20_body">
      <style:paragraph-properties fo:margin-left="1.251cm" fo:margin-right="0cm" fo:text-align="start" style:justify-single-word="false" fo:text-indent="0cm" style:auto-text-indent="false"/>
      <style:text-properties style:font-name="Liberation Serif" officeooo:paragraph-rsid="000869b4"/>
    </style:style>
    <style:style style:name="P11" style:family="paragraph" style:parent-style-name="Text_20_body">
      <style:paragraph-properties fo:margin-left="2.501cm" fo:margin-right="0cm" fo:text-align="start" style:justify-single-word="false" fo:text-indent="0cm" style:auto-text-indent="false"/>
    </style:style>
    <style:style style:name="P12" style:family="paragraph" style:parent-style-name="Text_20_body">
      <style:paragraph-properties fo:margin-left="2.501cm" fo:margin-right="0cm" fo:text-align="start" style:justify-single-word="false" fo:text-indent="0cm" style:auto-text-indent="false"/>
      <style:text-properties officeooo:paragraph-rsid="000869b4"/>
    </style:style>
    <style:style style:name="P13" style:family="paragraph" style:parent-style-name="Text_20_body">
      <style:paragraph-properties fo:margin-left="2.501cm" fo:margin-right="0cm" fo:text-align="start" style:justify-single-word="false" fo:text-indent="0cm" style:auto-text-indent="false"/>
      <style:text-properties officeooo:rsid="000869b4" officeooo:paragraph-rsid="000869b4"/>
    </style:style>
    <style:style style:name="P14" style:family="paragraph" style:parent-style-name="Title">
      <style:text-properties officeooo:rsid="000869b4" officeooo:paragraph-rsid="000869b4"/>
    </style:style>
    <style:style style:name="P15" style:family="paragraph" style:parent-style-name="Subtitle">
      <style:paragraph-properties fo:text-align="start" style:justify-single-word="false"/>
    </style:style>
    <style:style style:name="P16" style:family="paragraph" style:parent-style-name="Subtitle" style:list-style-name="L3">
      <style:paragraph-properties fo:text-align="start" style:justify-single-word="false"/>
      <style:text-properties officeooo:paragraph-rsid="000869b4"/>
    </style:style>
    <style:style style:name="T1" style:family="text">
      <style:text-properties officeooo:rsid="000869b4"/>
    </style:style>
    <style:style style:name="T2" style:family="text">
      <style:text-properties fo:font-weight="bold"/>
    </style:style>
    <style:style style:name="T3" style:family="text">
      <style:text-properties fo:font-variant="normal" fo:text-transform="none" fo:color="#222222" style:font-name="arial" fo:font-size="12pt" fo:letter-spacing="normal" fo:font-style="normal" fo:font-weight="bold"/>
    </style:style>
    <style:style style:name="T4" style:family="text">
      <style:text-properties fo:font-variant="normal" fo:text-transform="none" fo:color="#222222" style:font-name="arial" fo:font-size="12pt" fo:letter-spacing="normal" fo:font-style="normal" fo:font-weight="bold" fo:padding="0cm" fo:border="none"/>
    </style:style>
    <style:style style:name="T5" style:family="text">
      <style:text-properties fo:font-variant="normal" fo:text-transform="none" fo:color="#222222" style:font-name="arial" fo:font-size="12pt" fo:letter-spacing="normal" fo:font-style="normal" fo:font-weight="normal"/>
    </style:style>
    <style:style style:name="T6" style:family="text">
      <style:text-properties fo:font-variant="normal" fo:text-transform="none" fo:color="#222222" style:font-name="arial" fo:font-size="12pt" fo:letter-spacing="normal" fo:font-style="normal" fo:font-weight="normal" fo:padding="0cm" fo:border="none"/>
    </style:style>
    <style:style style:name="T7" style:family="text">
      <style:text-properties fo:font-variant="normal" fo:text-transform="none" fo:color="#222222" style:font-name="Liberation Serif" fo:font-size="12pt" fo:letter-spacing="normal" fo:font-style="normal" fo:font-weight="bold" fo:padding="0cm" fo:border="none"/>
    </style:style>
    <style:style style:name="T8" style:family="text">
      <style:text-properties fo:font-variant="normal" fo:text-transform="none" fo:color="#222222" style:font-name="Liberation Serif" fo:font-size="12pt" fo:letter-spacing="normal" fo:font-style="normal" fo:font-weight="normal" fo:padding="0cm" fo:border="none"/>
    </style:style>
    <style:style style:name="T9" style:family="text">
      <style:text-properties fo:font-variant="normal" fo:text-transform="none" fo:color="#222222" fo:font-size="12pt" fo:letter-spacing="normal" fo:font-style="normal" fo:font-weight="bold"/>
    </style:style>
    <style:style style:name="T10" style:family="text">
      <style:text-properties fo:font-variant="normal" fo:text-transform="none" fo:color="#222222" fo:font-size="12pt" fo:letter-spacing="normal" fo:font-style="normal" fo:font-weight="bold" fo:padding="0cm" fo:border="none"/>
    </style:style>
    <style:style style:name="T11" style:family="text">
      <style:text-properties fo:font-variant="normal" fo:text-transform="none" fo:color="#222222" fo:font-size="12pt" fo:letter-spacing="normal" fo:font-style="normal" fo:font-weight="normal"/>
    </style:style>
    <style:style style:name="T12" style:family="text">
      <style:text-properties fo:font-variant="normal" fo:text-transform="none" fo:color="#222222" fo:font-size="12pt" fo:letter-spacing="normal" fo:font-style="normal" fo:font-weight="normal" fo:padding="0cm" fo:border="none"/>
    </style:style>
    <style:style style:name="T13" style:family="text">
      <style:text-properties fo:font-variant="normal" fo:text-transform="none" fo:color="#222222" fo:letter-spacing="normal" fo:font-style="normal" fo:font-weight="bold" fo:padding="0cm" fo:border="none"/>
    </style:style>
    <style:style style:name="T14" style:family="text">
      <style:text-properties fo:font-variant="normal" fo:text-transform="none" fo:color="#222222" fo:letter-spacing="normal" fo:font-style="normal" fo:font-weight="normal" fo:padding="0cm" fo:border="none"/>
    </style:style>
    <style:style style:name="T15" style:family="text">
      <style:text-properties fo:font-variant="normal" fo:text-transform="none" fo:color="#252525" style:font-name="sans-serif" fo:font-size="10.5pt" fo:letter-spacing="normal" fo:font-style="normal" fo:font-weight="bold"/>
    </style:style>
    <style:style style:name="T16" style:family="text">
      <style:text-properties fo:font-variant="normal" fo:text-transform="none" fo:color="#252525" style:font-name="sans-serif" fo:font-size="10.5pt" fo:letter-spacing="normal" fo:font-style="normal" fo:font-weight="normal"/>
    </style:style>
    <style:style style:name="T17" style:family="text">
      <style:text-properties fo:font-variant="normal" fo:text-transform="none" fo:color="#252525" style:font-name="sans-serif" fo:letter-spacing="normal" fo:font-style="normal" fo:font-weight="bold"/>
    </style:style>
    <style:style style:name="T18" style:family="text">
      <style:text-properties fo:font-variant="normal" fo:text-transform="none" fo:color="#252525" style:font-name="sans-serif" fo:letter-spacing="normal" fo:font-style="normal" fo:font-weight="normal"/>
    </style:style>
    <style:style style:name="T19" style:family="text">
      <style:text-properties fo:font-variant="normal" fo:text-transform="none" fo:color="#252525" style:font-name="sans-serif" fo:font-size="12pt" fo:letter-spacing="normal" fo:font-style="normal" fo:font-weight="bold" style:font-size-asian="12pt" style:font-size-complex="12pt"/>
    </style:style>
    <style:style style:name="T20" style:family="text">
      <style:text-properties fo:font-variant="normal" fo:text-transform="none" fo:color="#252525" style:font-name="sans-serif" fo:font-size="12pt" fo:letter-spacing="normal" fo:font-style="normal" fo:font-weight="normal" style:font-size-asian="12pt" style:font-size-complex="12pt"/>
    </style:style>
    <style:style style:name="T21" style:family="text">
      <style:text-properties fo:font-variant="normal" fo:text-transform="none" fo:color="#252525" fo:letter-spacing="normal"/>
    </style:style>
    <style:style style:name="T22" style:family="text">
      <style:text-properties fo:font-variant="normal" fo:text-transform="none" fo:color="#252525" fo:font-size="10.5pt" fo:letter-spacing="normal" fo:font-style="normal" fo:font-weight="bold"/>
    </style:style>
    <style:style style:name="T23" style:family="text">
      <style:text-properties fo:font-variant="normal" fo:text-transform="none" fo:color="#252525" fo:font-size="10.5pt" fo:letter-spacing="normal" fo:font-style="normal" fo:font-weight="normal"/>
    </style:style>
    <style:style style:name="T24" style:family="text">
      <style:text-properties fo:font-variant="normal" fo:text-transform="none" fo:color="#252525" style:font-name="Liberation Serif" fo:font-size="10.5pt" fo:letter-spacing="normal" fo:font-style="normal" fo:font-weight="bold"/>
    </style:style>
    <style:style style:name="T25" style:family="text">
      <style:text-properties fo:font-variant="normal" fo:text-transform="none" fo:color="#252525" style:font-name="Liberation Serif" fo:font-size="10.5pt" fo:letter-spacing="normal" fo:font-style="normal" fo:font-weight="normal"/>
    </style:style>
    <style:style style:name="T26" style:family="text">
      <style:text-properties fo:font-variant="normal" fo:text-transform="none" fo:color="#252525" style:font-name="Liberation Serif" fo:letter-spacing="normal"/>
    </style:style>
    <style:style style:name="T27" style:family="text">
      <style:text-properties fo:font-variant="normal" fo:text-transform="none" fo:color="#252525" style:font-name="Liberation Serif" fo:letter-spacing="normal" fo:font-style="normal" fo:font-weight="bold"/>
    </style:style>
    <style:style style:name="T28" style:family="text">
      <style:text-properties fo:font-variant="normal" fo:text-transform="none" fo:color="#252525" style:font-name="Liberation Serif" fo:letter-spacing="normal" fo:font-style="normal" fo:font-weight="normal"/>
    </style:style>
    <style:style style:name="T29" style:family="text">
      <style:text-properties fo:font-variant="normal" fo:text-transform="none" fo:color="#252525" style:font-name="Liberation Serif" fo:font-size="12pt" fo:letter-spacing="normal" fo:font-style="normal" fo:font-weight="bold" style:font-size-asian="12pt" style:font-size-complex="12pt"/>
    </style:style>
    <style:style style:name="T30" style:family="text">
      <style:text-properties fo:font-variant="normal" fo:text-transform="none" fo:color="#252525" style:font-name="Liberation Serif" fo:font-size="12pt" fo:letter-spacing="normal" fo:font-style="normal" fo:font-weight="normal" style:font-size-asian="12pt" style:font-size-complex="12pt"/>
    </style:style>
    <style:style style:name="T31" style:family="text">
      <style:text-properties fo:font-variant="normal" fo:text-transform="none" fo:color="#252525" style:font-name="Liberation Serif" fo:font-size="12pt" fo:letter-spacing="normal" style:font-size-asian="12pt" style:font-size-complex="12pt"/>
    </style:style>
    <style:style style:name="T32" style:family="text">
      <style:text-properties fo:font-variant="normal" fo:text-transform="none" fo:color="#252525" fo:font-size="12pt" fo:letter-spacing="normal" style:font-size-asian="12pt" style:font-size-complex="12pt"/>
    </style:style>
    <style:style style:name="T33" style:family="text">
      <style:text-properties fo:font-variant="normal" fo:text-transform="none" fo:color="#252525" fo:font-size="12pt" fo:letter-spacing="normal" fo:font-style="normal" fo:font-weight="bold" style:font-size-asian="12pt" style:font-size-complex="12pt"/>
    </style:style>
    <style:style style:name="T34" style:family="text">
      <style:text-properties fo:font-variant="normal" fo:text-transform="none" fo:color="#252525" fo:font-size="12pt" fo:letter-spacing="normal" fo:font-style="normal" fo:font-weight="normal" style:font-size-asian="12pt" style:font-size-complex="12pt"/>
    </style:style>
    <style:style style:name="T3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3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padding="0cm" fo:border="none"/>
    </style:style>
    <style:style style:name="T3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38"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4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42"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style:style>
    <style:style style:name="T43"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style:style>
    <style:style style:name="T44"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5" style:family="text">
      <style:text-properties fo:font-variant="normal" fo:text-transform="none" fo:color="#0b0080" style:text-line-through-style="none" style:text-line-through-type="none" fo:font-size="12pt" fo:letter-spacing="normal" fo:font-style="normal" style:text-underline-style="none" fo:font-weight="normal" style:text-blinking="false" style:font-size-asian="12pt" style:font-size-complex="12pt"/>
    </style:style>
    <style:style style:name="T46" style:family="text">
      <style:text-properties style:font-name="Liberation Serif"/>
    </style:style>
    <style:style style:name="T47" style:family="text">
      <style:text-properties style:font-name="Liberation Serif" fo:font-size="12pt" style:font-size-asian="12pt" style:font-size-complex="12pt"/>
    </style:style>
    <style:style style:name="T48" style:family="text">
      <style:text-properties fo:text-transform="lowercase" fo:color="#0b0080" style:text-line-through-style="none" style:text-line-through-type="none" style:font-name="sans-serif" fo:font-size="10.5pt" fo:letter-spacing="normal" fo:font-style="italic" style:text-underline-style="none" fo:font-weight="bold" style:text-blinking="false"/>
    </style:style>
    <style:style style:name="T49"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DX INSIGHT APPLICATION</text:p>
      <text:list xml:id="list3156053235463523667" text:style-name="L3">
        <text:list-item>
          <text:p text:style-name="P16"><text:span text:style-name="T1"><text:s/>STUDENT PERSPECTIVE</text:span></text:p>
        </text:list-item>
      </text:list>
      <text:p text:style-name="P1"><text:span text:style-name="T1"><text:tab/>a) Subject and Topic Wise Analysis of indivisual student</text:span></text:p>
      <text:p text:style-name="P1"><text:tab/><text:span text:style-name="T1">b) Performance Comparison vs other students</text:span></text:p>
      <text:p text:style-name="P12"><text:span text:style-name="T1">1) Class level</text:span></text:p>
      <text:p text:style-name="P13">2) College Level</text:p>
      <text:p text:style-name="P13">3) Country Level</text:p>
      <text:p text:style-name="P13">4) Global Level</text:p>
      <text:p text:style-name="P9">c) Analytical Feedback to the students</text:p>
      <text:p text:style-name="P9">d) Interactive Learning</text:p>
      <text:p text:style-name="P9">e) Self Evaluation</text:p>
      <text:p text:style-name="P15">2. COURSE-SETTER PERSPECTIVE</text:p>
      <text:p text:style-name="P8">a) Student Wise performance availaible to the teacher</text:p>
      <text:p text:style-name="P11">1) Weak Students</text:p>
      <text:p text:style-name="P11">2) Strong Students</text:p>
      <text:p text:style-name="P8">b) Generic Analytics of the course content availaible to the teacher.</text:p>
      <text:p text:style-name="P11">1) Average duration of answering a question for each student.</text:p>
      <text:p text:style-name="P11">2) The strong and weak parts of course.</text:p>
      <text:list xml:id="list8013361369241842826" text:style-name="L4">
        <text:list-item>
          <text:p text:style-name="P2">Which part was most clear or unclear to the students.</text:p>
        </text:list-item>
        <text:list-item>
          <text:p text:style-name="P2">Which part of the material needs to be upgraded or changed</text:p>
        </text:list-item>
      </text:list>
      <text:p text:style-name="P11">3) The hardest or the easiest questions in the course.</text:p>
      <text:p text:style-name="P8">c) <text:s/>Insight provides various perspectives to the data on student participation.</text:p>
      <text:p text:style-name="P11">1) Geographical Data</text:p>
      <text:p text:style-name="P11">2) Demographic Data</text:p>
      <text:p text:style-name="P11">3) Gender Data</text:p>
      <text:p text:style-name="P8">d) <text:s/>Comparison of student knowledge with his/her qualifications.</text:p>
      <text:p text:style-name="P11">1) <text:s/>Matching student performance with the stored database.</text:p>
      <text:p text:style-name="P8">e) Performance Improvement</text:p>
      <text:p text:style-name="P11">1) Analytic Comparison of student performance with his/ her past performance show <text:soft-page-break/>the trends of learning.</text:p>
      <text:p text:style-name="P11"/>
      <text:p text:style-name="Title">MOTIVATION</text:p>
      <text:p text:style-name="Text_20_body">Our motivation for this project is the use of the following softwares and applications, which besides being beneficial to IITBOMBAYX, is also useful in our attempt to gain knowledge in the sphere of modern Big Data Analytics.</text:p>
      <text:list xml:id="list1974763990511687131" text:style-name="L6">
        <text:list-item>
          <text:p text:style-name="P3">DBMS: Database is the backbone of any organization in today's digital world. It helps in organizing data and also fast retrieval of it for the purpose of analytics. It is a must in for any Engineer in corporate field.</text:p>
        </text:list-item>
        <text:list-item>
          <text:p text:style-name="P3">EDX PLATFORM: Edx is a recent MOOC platform developed by MIT University for offering of quality education to the students on <text:s/>a large scale, through the web service. It has the potential to become the future of Education Technology.</text:p>
        </text:list-item>
        <text:list-item>
          <text:p text:style-name="P3">LINUX: Linux is a very versatile operating system. Most of the professional work in the software industry is done on this operating system. Linux finds extensive application in this project.</text:p>
        </text:list-item>
        <text:list-item>
          <text:p text:style-name="P7">LATEX: <text:span text:style-name="T13">LaTeX</text:span><text:span text:style-name="T14"> is a high-quality typesetting system; it includes features designed for the production of technical and scientific documentation.</text:span><text:span text:style-name="T13">LaTeX</text:span><text:span text:style-name="T14"> is the de facto standard for the communication and publication of scientific documents. All reports in this project are generated in Latex.</text:span></text:p>
        </text:list-item>
        <text:list-item>
          <text:p text:style-name="P4">HADOOP:<text:span text:style-name="T2">Hadoop</text:span> is an open-source software framework written in Java for distributed storage and distributed processing of very large data sets on computer clusters built from commodity hardware.</text:p>
        </text:list-item>
        <text:list-item>
          <text:p text:style-name="P3"><text:span text:style-name="T47">HIVE: </text:span><text:span text:style-name="T29">Apache Hive</text:span><text:span text:style-name="T31"> </text:span><text:span text:style-name="T30">is a </text:span><text:a xlink:type="simple" xlink:href="http://en.wikipedia.org/wiki/Data_warehouse"><text:span text:style-name="T44">data warehouse</text:span></text:a><text:span text:style-name="T31"> </text:span><text:span text:style-name="T30">infrastructure built on top of </text:span><text:a xlink:type="simple" xlink:href="http://en.wikipedia.org/wiki/Hadoop"><text:span text:style-name="T44">Hadoop</text:span></text:a><text:span text:style-name="T31"> </text:span><text:span text:style-name="T30">for providing data summarization, query, and analysis.</text:span></text:p>
        </text:list-item>
        <text:list-item>
          <text:p text:style-name="P3"><text:span text:style-name="T30">PYTHON: </text:span><text:span text:style-name="T29">Python</text:span><text:span text:style-name="T30"> is a widely used </text:span><text:a xlink:type="simple" xlink:href="http://en.wikipedia.org/wiki/General-purpose_programming_language"><text:span text:style-name="T44">general-purpose</text:span></text:a><text:span text:style-name="T30">, </text:span><text:a xlink:type="simple" xlink:href="http://en.wikipedia.org/wiki/High-level_programming_language"><text:span text:style-name="T44">high-level programming language</text:span></text:a><text:span text:style-name="T30">.Its design philosophy emphasizes code </text:span><text:a xlink:type="simple" xlink:href="http://en.wikipedia.org/wiki/Readability"><text:span text:style-name="T44">readability</text:span></text:a><text:span text:style-name="T30">, and its syntax allows programmers to express concepts in fewer </text:span><text:a xlink:type="simple" xlink:href="http://en.wikipedia.org/wiki/Lines_of_code"><text:span text:style-name="T44">lines of code</text:span></text:a><text:span text:style-name="T30">than would be possible in languages such as </text:span><text:a xlink:type="simple" xlink:href="http://en.wikipedia.org/wiki/C%2B%2B"><text:span text:style-name="T44">C++</text:span></text:a><text:span text:style-name="T30"> or </text:span><text:a xlink:type="simple" xlink:href="http://en.wikipedia.org/wiki/Java_(programming_language)"><text:span text:style-name="T44">Java</text:span></text:a><text:span text:style-name="T30">.The language provides constructs intended to enable clear programs on both a small and large scale.</text:span></text:p>
        </text:list-item>
        <text:list-item>
          <text:p text:style-name="P3"><text:span text:style-name="T30">DJANGO: </text:span><text:span text:style-name="T29">Django</text:span><text:span text:style-name="T31"> </text:span><text:span text:style-name="T30">is a </text:span><text:a xlink:type="simple" xlink:href="http://en.wikipedia.org/wiki/Free_and_open_source"><text:span text:style-name="T44">free and open source</text:span></text:a><text:span text:style-name="T31"> </text:span><text:a xlink:type="simple" xlink:href="http://en.wikipedia.org/wiki/Web_application_framework"><text:span text:style-name="T44">web application framework</text:span></text:a><text:span text:style-name="T30">, written in </text:span><text:a xlink:type="simple" xlink:href="http://en.wikipedia.org/wiki/Python_(programming_language)"><text:span text:style-name="T44">Python</text:span></text:a><text:span text:style-name="T30">, which follows the </text:span><text:a xlink:type="simple" xlink:href="http://en.wikipedia.org/wiki/Model–view–controller"><text:span text:style-name="T44">model–view–controller</text:span></text:a><text:span text:style-name="T31"> </text:span><text:span text:style-name="T30">(MVC) </text:span><text:a xlink:type="simple" xlink:href="http://en.wikipedia.org/wiki/Architectural_pattern_(computer_science)"><text:span text:style-name="T44">architectural pattern</text:span></text:a><text:span text:style-name="T30">.</text:span><text:span text:style-name="T31"> </text:span><text:span text:style-name="T30">It is maintained by the </text:span><text:a xlink:type="simple" xlink:href="http://en.wikipedia.org/wiki/Django_Software_Foundation"><text:span text:style-name="T44">Django Software Foundation</text:span></text:a><text:span text:style-name="T31"> </text:span><text:span text:style-name="T30">(DSF), an independent organization established as a </text:span><text:a xlink:type="simple" xlink:href="http://en.wikipedia.org/wiki/501(c)(3)"><text:span text:style-name="T44">501(c)(3)</text:span></text:a><text:span text:style-name="T31"> </text:span><text:span text:style-name="T30">non-profit.</text:span></text:p>
        </text:list-item>
        <text:list-item>
          <text:p text:style-name="P6"><text:span text:style-name="T34">VIRTUAL MACHINES:</text:span><text:span text:style-name="T11">In computing, a virtual machine (</text:span><text:span text:style-name="T9">VM</text:span><text:span text:style-name="T11">) is an emulation of a particular computer system. Virtual machines operate based on the computer architecture and functions of a real or hypothetical computer, and their implementations may involve specialized hardware, software, or a combination of both</text:span><text:span text:style-name="T34">.</text:span></text:p>
        </text:list-item>
      </text:list>
      <text:p text:style-name="P5"><text:soft-page-break/><text:line-break/></text:p>
      <text:p text:style-name="P10"><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1:00:24.533505944</meta:creation-date>
    <dc:date>2015-05-22T11:48:21.450664529</dc:date>
    <meta:editing-duration>PT12M56S</meta:editing-duration>
    <meta:editing-cycles>1</meta:editing-cycles>
    <meta:document-statistic meta:table-count="0" meta:image-count="0" meta:object-count="0" meta:page-count="3" meta:paragraph-count="42" meta:word-count="559" meta:character-count="3577" meta:non-whitespace-character-count="3063"/>
    <meta:generator>LibreOffice/4.2.8.2$Linux_X86_64 LibreOffice_project/420m0$Build-2</meta:generator>
  </office:meta>
</office:document-meta>
</file>